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D000000094F3791688.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Verifiche_5f_ed_5f_approvazioni" style:display-name="Verifiche_ed_approvazioni" style:family="table">
      <style:table-properties style:width="17.501cm" table:align="margins" style:may-break-between-rows="false"/>
    </style:style>
    <style:style style:name="Verifiche_5f_ed_5f_approvazioni.A" style:display-name="Verifiche_ed_approvazioni.A" style:family="table-column">
      <style:table-column-properties style:column-width="2.499cm" style:rel-column-width="9362*"/>
    </style:style>
    <style:style style:name="Verifiche_5f_ed_5f_approvazioni.G" style:display-name="Verifiche_ed_approvazioni.G" style:family="table-column">
      <style:table-column-properties style:column-width="2.501cm" style:rel-column-width="9363*"/>
    </style:style>
    <style:style style:name="Verifiche_5f_ed_5f_approvazioni.A1" style:display-name="Verifiche_ed_approvazioni.A1" style:family="table-cell">
      <style:table-cell-properties fo:padding="0.097cm" fo:border-left="0.035cm solid #000000" fo:border-right="none" fo:border-top="0.035cm solid #000000" fo:border-bottom="0.035cm solid #000000"/>
    </style:style>
    <style:style style:name="Verifiche_5f_ed_5f_approvazioni.B1.5.1" style:display-name="Verifiche_ed_approvazioni.B1.5.1" style:family="table-cell">
      <style:table-cell-properties fo:padding="0.097cm" fo:border="0.035cm solid #000000"/>
    </style:style>
    <style:style style:name="Verifiche_5f_ed_5f_approvazioni.B1.1.2" style:display-name="Verifiche_ed_approvazioni.B1.1.2" style:family="table-cell">
      <style:table-cell-properties fo:padding="0.097cm" fo:border-left="0.035cm solid #000000" fo:border-right="none" fo:border-top="none" fo:border-bottom="0.035cm solid #000000"/>
    </style:style>
    <style:style style:name="Verifiche_5f_ed_5f_approvazioni.B1.6.2" style:display-name="Verifiche_ed_approvazioni.B1.6.2" style:family="table-cell">
      <style:table-cell-properties fo:padding="0.097cm" fo:border-left="0.035cm solid #000000" fo:border-right="0.035cm solid #000000" fo:border-top="none" fo:border-bottom="0.035cm solid #000000"/>
    </style:style>
    <style:style style:name="Verifiche_5f_ed_5f_approvazioni.C2" style:display-name="Verifiche_ed_approvazioni.C2" style:family="table-cell" style:data-style-name="N37">
      <style:table-cell-properties fo:padding="0.097cm" fo:border-left="0.035cm solid #000000" fo:border-right="none" fo:border-top="none" fo:border-bottom="0.035cm solid #000000"/>
    </style:style>
    <style:style style:name="Stato_5f_delle_5f_variazioni" style:display-name="Stato_delle_variazioni" style:family="table">
      <style:table-properties style:width="17.501cm" table:align="margins" style:may-break-between-rows="false"/>
    </style:style>
    <style:style style:name="Stato_5f_delle_5f_variazioni.A" style:display-name="Stato_delle_variazioni.A" style:family="table-column">
      <style:table-column-properties style:column-width="2.835cm" style:rel-column-width="10616*"/>
    </style:style>
    <style:style style:name="Stato_5f_delle_5f_variazioni.B" style:display-name="Stato_delle_variazioni.B" style:family="table-column">
      <style:table-column-properties style:column-width="5.639cm" style:rel-column-width="21117*"/>
    </style:style>
    <style:style style:name="Stato_5f_delle_5f_variazioni.C" style:display-name="Stato_delle_variazioni.C" style:family="table-column">
      <style:table-column-properties style:column-width="9.028cm" style:rel-column-width="33802*"/>
    </style:style>
    <style:style style:name="Stato_5f_delle_5f_variazioni.A1" style:display-name="Stato_delle_variazioni.A1" style:family="table-cell">
      <style:table-cell-properties fo:padding="0.097cm" fo:border-left="0.035cm solid #000000" fo:border-right="none" fo:border-top="0.035cm solid #000000" fo:border-bottom="0.035cm solid #000000"/>
    </style:style>
    <style:style style:name="Stato_5f_delle_5f_variazioni.C1" style:display-name="Stato_delle_variazioni.C1" style:family="table-cell">
      <style:table-cell-properties fo:padding="0.097cm" fo:border="0.035cm solid #000000"/>
    </style:style>
    <style:style style:name="Stato_5f_delle_5f_variazioni.A2" style:display-name="Stato_delle_variazioni.A2" style:family="table-cell">
      <style:table-cell-properties fo:padding="0.097cm" fo:border-left="0.035cm solid #000000" fo:border-right="none" fo:border-top="none" fo:border-bottom="0.035cm solid #000000"/>
    </style:style>
    <style:style style:name="Stato_5f_delle_5f_variazioni.C2" style:display-name="Stato_delle_variazioni.C2" style:family="table-cell">
      <style:table-cell-properties fo:padding="0.097cm" fo:border-left="0.035cm solid #000000" fo:border-right="0.035cm solid #000000" fo:border-top="none" fo:border-bottom="0.035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size="8pt" style:font-size-asian="8pt" style:font-size-complex="8pt"/>
    </style:style>
    <style:style style:name="P3" style:family="paragraph" style:parent-style-name="Table_20_Contents">
      <style:paragraph-properties fo:text-align="center"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P4" style:family="paragraph" style:parent-style-name="Table_20_Contents">
      <style:paragraph-properties fo:text-align="center" style:justify-single-word="false"/>
      <style:text-properties fo:font-size="12pt" style:font-size-asian="12pt" style:font-size-complex="12pt"/>
    </style:style>
    <style:style style:name="P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Header">
      <style:paragraph-properties fo:text-align="center" style:justify-single-word="false"/>
      <style:text-properties fo:font-size="6pt" style:font-size-asian="6pt" style:font-size-complex="6pt"/>
    </style:style>
    <style:style style:name="P7" style:family="paragraph" style:parent-style-name="Footer">
      <style:text-properties fo:font-size="9pt" style:font-size-asian="9pt" style:font-size-complex="9pt"/>
    </style:style>
    <style:style style:name="P8" style:family="paragraph" style:parent-style-name="Table_20_Heading">
      <style:text-properties fo:font-size="12pt" style:font-size-asian="12pt" style:font-size-complex="12pt"/>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13"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paragraph-properties fo:text-align="end" style:justify-single-word="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style:use-window-font-color="true" fo:font-size="12pt" fo:language="it" fo:country="IT" fo:font-weight="bold" style:font-name-asian="Times New Roman" style:font-size-asian="12pt" style:font-weight-asian="bold" style:font-name-complex="Times New Roman" style:font-size-complex="12pt" style:language-complex="ar" style:country-complex="SA"/>
    </style:style>
    <style:style style:name="P18" style:family="paragraph" style:parent-style-name="Standard">
      <style:paragraph-properties fo:text-align="center" style:justify-single-word="false" fo:break-before="page"/>
      <style:text-properties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fo:break-before="page"/>
      <style:text-properties style:use-window-font-color="true" fo:font-size="12pt" fo:language="it" fo:country="IT" style:font-name-asian="Times New Roman" style:font-size-asian="12pt" style:font-name-complex="Times New Roman" style:font-size-complex="12pt" style:language-complex="ar" style:country-complex="SA"/>
    </style:style>
    <style:style style:name="P20" style:family="paragraph" style:parent-style-name="Standard">
      <style:paragraph-properties fo:margin-top="0.212cm" fo:margin-bottom="0.212cm" fo:text-align="start" style:justify-single-word="false">
        <style:tab-stops>
          <style:tab-stop style:position="18.089cm" style:type="right" style:leader-style="dotted" style:leader-text="."/>
        </style:tab-stops>
      </style:paragraph-properties>
      <style:text-properties fo:font-variant="normal" fo:text-transform="none" fo:color="#0000ff" fo:font-size="10pt" fo:language="it" fo:country="IT" fo:font-style="italic" fo:font-weight="normal" style:font-name-asian="Times New Roman" style:font-size-asian="10pt" style:font-style-asian="italic" style:font-weight-asian="normal" style:font-name-complex="Times New Roman" style:font-size-complex="10pt" style:language-complex="ar" style:country-complex="SA" style:font-weight-complex="normal"/>
    </style:style>
    <style:style style:name="P21" style:family="paragraph" style:parent-style-name="Contents_20_3">
      <style:paragraph-properties>
        <style:tab-stops>
          <style:tab-stop style:position="16.503cm" style:type="right" style:leader-style="dotted" style:leader-text="."/>
        </style:tab-stops>
      </style:paragraph-properties>
    </style:style>
    <style:style style:name="P22" style:family="paragraph" style:parent-style-name="Heading_20_1">
      <style:paragraph-properties fo:break-before="page"/>
    </style:style>
    <style:style style:name="P23" style:family="paragraph" style:parent-style-name="Text_20_body" style:list-style-name="L1"/>
    <style:style style:name="P24" style:family="paragraph" style:parent-style-name="Text_20_body" style:list-style-name="L2">
      <style:text-properties fo:font-style="normal" style:font-style-asian="normal" style:font-style-complex="normal"/>
    </style:style>
    <style:style style:name="P25" style:family="paragraph" style:parent-style-name="Text_20_body" style:list-style-name="L2"/>
    <style:style style:name="P26" style:family="paragraph" style:parent-style-name="Text_20_body">
      <style:paragraph-properties fo:text-align="start" style:justify-single-word="false"/>
    </style:style>
    <style:style style:name="P27" style:family="paragraph" style:parent-style-name="Text_20_body">
      <style:paragraph-properties fo:text-align="center" style:justify-single-word="false"/>
      <style:text-properties fo:font-style="italic" style:font-style-asian="italic" style:font-style-complex="italic"/>
    </style:style>
    <style:style style:name="P28" style:family="paragraph" style:parent-style-name="Text_20_body" style:list-style-name="L3"/>
    <style:style style:name="P29" style:family="paragraph" style:parent-style-name="Contents_20_1">
      <style:paragraph-properties>
        <style:tab-stops>
          <style:tab-stop style:position="17.501cm" style:type="right" style:leader-style="dotted" style:leader-text="."/>
        </style:tab-stops>
      </style:paragraph-properties>
    </style:style>
    <style:style style:name="P30" style:family="paragraph" style:parent-style-name="Contents_20_2">
      <style:paragraph-properties>
        <style:tab-stops>
          <style:tab-stop style:position="17.002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SISTEMA INFORMATIVO DELLA REGIONE PIEMONTE</text:p>
      <text:p text:style-name="P9"/>
      <text:p text:style-name="P9"/>
      <text:p text:style-name="P9">Direzione Ambiente</text:p>
      <text:p text:style-name="P9"/>
      <text:p text:style-name="P9"/>
      <text:p text:style-name="P9"/>
      <text:p text:style-name="P9"/>
      <text:p text:style-name="P9"/>
      <text:p text:style-name="P9"/>
      <text:p text:style-name="P9">SISTEMA REGIONALE DI RILEVAMENTO DELLA QUALITÀ DELL'ARIA</text:p>
      <text:p text:style-name="P9"/>
      <text:p text:style-name="P9">INSTALLAZIONE SOFTWARE PERIFERICO 3.x</text:p>
      <text:p text:style-name="P9"/>
      <text:p text:style-name="P10">MANUALE OPERATIVO</text:p>
      <text:p text:style-name="P12"/>
      <text:p text:style-name="P9"/>
      <text:p text:style-name="P9"/>
      <text:p text:style-name="P9">Versione 1.0.0</text:p>
      <text:p text:style-name="P9"/>
      <text:p text:style-name="P9"/>
      <text:p text:style-name="P9"/>
      <text:p text:style-name="P9"/>
      <text:p text:style-name="P9"/>
      <text:p text:style-name="P9"/>
      <text:p text:style-name="P9"/>
      <text:p text:style-name="P9"/>
      <text:p text:style-name="P9"/>
      <text:p text:style-name="P11">CSI Piemonte</text:p>
      <text:p text:style-name="P13"/>
      <text:p text:style-name="P13"/>
      <text:p text:style-name="P13"/>
      <text:p text:style-name="P13"/>
      <text:p text:style-name="P13"/>
      <text:p text:style-name="P13"/>
      <text:p text:style-name="P14">Torino, 27 settembre 2010</text:p>
      <text:p text:style-name="P18">VERIFICHE ED APPROVAZIONI</text:p>
      <text:p text:style-name="P15"/>
      <table:table table:name="Verifiche_ed_approvazioni" table:style-name="Verifiche_5f_ed_5f_approvazioni">
        <table:table-column table:style-name="Verifiche_5f_ed_5f_approvazioni.A" table:number-columns-repeated="6"/>
        <table:table-column table:style-name="Verifiche_5f_ed_5f_approvazioni.G"/>
        <table:table-row>
          <table:table-cell table:style-name="Verifiche_5f_ed_5f_approvazioni.A1" office:value-type="string">
            <text:p text:style-name="P8">VERSIONE</text:p>
          </table:table-cell>
          <table:table-cell table:number-columns-spanned="6">
            <table:table table:is-sub-table="true">
              <table:table-column table:style-name="Verifiche_5f_ed_5f_approvazioni.A" table:number-columns-repeated="5"/>
              <table:table-column table:style-name="Verifiche_5f_ed_5f_approvazioni.G"/>
              <table:table-row>
                <table:table-cell table:style-name="Verifiche_5f_ed_5f_approvazioni.A1" table:number-columns-spanned="2" office:value-type="string">
                  <text:p text:style-name="P8">REDAZIONE</text:p>
                </table:table-cell>
                <table:covered-table-cell/>
                <table:table-cell table:style-name="Verifiche_5f_ed_5f_approvazioni.A1" table:number-columns-spanned="2" office:value-type="string">
                  <text:p text:style-name="P8">CONTROLLO APPROVAZIONE</text:p>
                </table:table-cell>
                <table:covered-table-cell/>
                <table:table-cell table:style-name="Verifiche_5f_ed_5f_approvazioni.B1.5.1" table:number-columns-spanned="2" office:value-type="string">
                  <text:p text:style-name="P8">AUTORIZZAZIONE EMISSIONE</text:p>
                </table:table-cell>
                <table:covered-table-cell/>
              </table:table-row>
              <table:table-row>
                <table:table-cell table:style-name="Verifiche_5f_ed_5f_approvazioni.B1.1.2" office:value-type="string">
                  <text:p text:style-name="P5">NOME</text:p>
                </table:table-cell>
                <table:table-cell table:style-name="Verifiche_5f_ed_5f_approvazioni.B1.1.2" office:value-type="string">
                  <text:p text:style-name="P5">DATA</text:p>
                </table:table-cell>
                <table:table-cell table:style-name="Verifiche_5f_ed_5f_approvazioni.B1.1.2" office:value-type="string">
                  <text:p text:style-name="P5">NOME</text:p>
                </table:table-cell>
                <table:table-cell table:style-name="Verifiche_5f_ed_5f_approvazioni.B1.1.2" office:value-type="string">
                  <text:p text:style-name="P5">DATA</text:p>
                </table:table-cell>
                <table:table-cell table:style-name="Verifiche_5f_ed_5f_approvazioni.B1.1.2" office:value-type="string">
                  <text:p text:style-name="P5">NOME</text:p>
                </table:table-cell>
                <table:table-cell table:style-name="Verifiche_5f_ed_5f_approvazioni.B1.6.2" office:value-type="string">
                  <text:p text:style-name="P5">DATA</text:p>
                </table:table-cell>
              </table:table-row>
            </table:table>
          </table:table-cell>
          <table:covered-table-cell/>
          <table:covered-table-cell/>
          <table:covered-table-cell/>
          <table:covered-table-cell/>
          <table:covered-table-cell/>
        </table:table-row>
        <table:table-row>
          <table:table-cell table:style-name="Verifiche_5f_ed_5f_approvazioni.B1.1.2" office:value-type="string">
            <text:p text:style-name="P4">V 1.0.0</text:p>
          </table:table-cell>
          <table:table-cell table:style-name="Verifiche_5f_ed_5f_approvazioni.B1.1.2" office:value-type="string">
            <text:p text:style-name="P4">Pierfrancesco Vallosio</text:p>
          </table:table-cell>
          <table:table-cell table:style-name="Verifiche_5f_ed_5f_approvazioni.C2" office:value-type="date" office:date-value="2010-09-27">
            <text:p text:style-name="P4">27/09/10</text:p>
          </table:table-cell>
          <table:table-cell table:style-name="Verifiche_5f_ed_5f_approvazioni.B1.1.2" office:value-type="string">
            <text:p text:style-name="P4">Marco Rossino</text:p>
          </table:table-cell>
          <table:table-cell table:style-name="Verifiche_5f_ed_5f_approvazioni.B1.1.2" office:value-type="string">
            <text:p text:style-name="P4">gg/mm/aaaa</text:p>
          </table:table-cell>
          <table:table-cell table:style-name="Verifiche_5f_ed_5f_approvazioni.B1.1.2" office:value-type="string">
            <text:p text:style-name="P4">Marco Rossino</text:p>
          </table:table-cell>
          <table:table-cell table:style-name="Verifiche_5f_ed_5f_approvazioni.B1.6.2" office:value-type="string">
            <text:p text:style-name="P4">gg/mm/aaaa</text:p>
          </table:table-cell>
        </table:table-row>
      </table:table>
      <text:p text:style-name="P15"/>
      <text:p text:style-name="P15"/>
      <text:p text:style-name="P15">STATO DELLE VARIAZIONI</text:p>
      <text:p text:style-name="P15"/>
      <table:table table:name="Stato_delle_variazioni" table:style-name="Stato_5f_delle_5f_variazioni">
        <table:table-column table:style-name="Stato_5f_delle_5f_variazioni.A"/>
        <table:table-column table:style-name="Stato_5f_delle_5f_variazioni.B"/>
        <table:table-column table:style-name="Stato_5f_delle_5f_variazioni.C"/>
        <table:table-row>
          <table:table-cell table:style-name="Stato_5f_delle_5f_variazioni.A1" office:value-type="string">
            <text:p text:style-name="P8">VERSIONE</text:p>
          </table:table-cell>
          <table:table-cell table:style-name="Stato_5f_delle_5f_variazioni.A1" office:value-type="string">
            <text:p text:style-name="P8">PARAGRAFO O PAGINA</text:p>
          </table:table-cell>
          <table:table-cell table:style-name="Stato_5f_delle_5f_variazioni.C1" office:value-type="string">
            <text:p text:style-name="P8">DESCRIZIONE DELLA VARIAZIONE</text:p>
          </table:table-cell>
        </table:table-row>
        <table:table-row>
          <table:table-cell table:style-name="Stato_5f_delle_5f_variazioni.A2" office:value-type="string">
            <text:p text:style-name="P4">V 1.0.0</text:p>
          </table:table-cell>
          <table:table-cell table:style-name="Stato_5f_delle_5f_variazioni.A2" office:value-type="string">
            <text:p text:style-name="P4">Tutto il documento</text:p>
          </table:table-cell>
          <table:table-cell table:style-name="Stato_5f_delle_5f_variazioni.C2" office:value-type="string">
            <text:p text:style-name="P4">Versione iniziale</text:p>
          </table:table-cell>
        </table:table-row>
      </table:table>
      <text:p text:style-name="P16"/>
      <text:p text:style-name="P19"/>
      <text:p text:style-name="P17">INDICE</text:p>
      <text:table-of-content text:style-name="Sect1" text:name="Indice generale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right"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5f_5f_5f_5f_5f_5f_5f_5f_5f_5f_5f_5f_5f_5f_5f_5f_5f_5f_5f_5f_5f_5f_5f_5f_5f_5f_5f_5f_5f_5f_5f_20_5f_5f_5f_5f_5f_5f_5f_5f_5f_5f_5f_5f_5f_5f_5f_5f_5f_5f_5f_5f_5f_5f_5f_5f_5f_5f_5f_5f_5f_5f_5f_4"/>
          </text:index-source-styles>
          <text:index-source-styles text:outline-level="5">
            <text:index-source-style text:style-name="Heading_5f_5f_5f_5f_5f_5f_5f_5f_5f_5f_5f_5f_5f_5f_5f_5f_5f_5f_5f_5f_5f_5f_5f_5f_5f_5f_5f_5f_5f_5f_5f_20_5f_5f_5f_5f_5f_5f_5f_5f_5f_5f_5f_5f_5f_5f_5f_5f_5f_5f_5f_5f_5f_5f_5f_5f_5f_5f_5f_5f_5f_5f_5f_5"/>
          </text:index-source-styles>
          <text:index-source-styles text:outline-level="6">
            <text:index-source-style text:style-name="Heading_5f_5f_5f_5f_5f_5f_5f_5f_5f_5f_5f_5f_5f_5f_5f_5f_5f_5f_5f_5f_5f_5f_5f_5f_5f_5f_5f_5f_5f_5f_5f_20_5f_5f_5f_5f_5f_5f_5f_5f_5f_5f_5f_5f_5f_5f_5f_5f_5f_5f_5f_5f_5f_5f_5f_5f_5f_5f_5f_5f_5f_5f_5f_6"/>
          </text:index-source-styles>
          <text:index-source-styles text:outline-level="7">
            <text:index-source-style text:style-name="Heading_5f_5f_5f_5f_5f_5f_5f_5f_5f_5f_5f_5f_5f_5f_5f_5f_5f_5f_5f_5f_5f_5f_5f_5f_5f_5f_5f_5f_5f_5f_5f_20_5f_5f_5f_5f_5f_5f_5f_5f_5f_5f_5f_5f_5f_5f_5f_5f_5f_5f_5f_5f_5f_5f_5f_5f_5f_5f_5f_5f_5f_5f_5f_7"/>
          </text:index-source-styles>
          <text:index-source-styles text:outline-level="8">
            <text:index-source-style text:style-name="Heading_5f_5f_5f_5f_5f_5f_5f_5f_5f_5f_5f_5f_5f_5f_5f_5f_5f_5f_5f_5f_5f_5f_5f_5f_5f_5f_5f_5f_5f_5f_5f_20_5f_5f_5f_5f_5f_5f_5f_5f_5f_5f_5f_5f_5f_5f_5f_5f_5f_5f_5f_5f_5f_5f_5f_5f_5f_5f_5f_5f_5f_5f_5f_8"/>
          </text:index-source-styles>
          <text:index-source-styles text:outline-level="9">
            <text:index-source-style text:style-name="Heading_5f_5f_5f_5f_5f_5f_5f_5f_5f_5f_5f_5f_5f_5f_5f_5f_5f_5f_5f_5f_5f_5f_5f_5f_5f_5f_5f_5f_5f_5f_5f_20_5f_5f_5f_5f_5f_5f_5f_5f_5f_5f_5f_5f_5f_5f_5f_5f_5f_5f_5f_5f_5f_5f_5f_5f_5f_5f_5f_5f_5f_5f_5f_9"/>
          </text:index-source-styles>
        </text:table-of-content-source>
        <text:index-body>
          <text:p text:style-name="P29"><text:a xlink:type="simple" xlink:href="#1.ISTRUZIONI PER L'INSTALLAZIONE DI NUOVI PC CON SOFTWARE PERIFERICO 3.x|outline">1 ISTRUZIONI PER L'INSTALLAZIONE DI NUOVI PC CON SOFTWARE PERIFERICO 3.x<text:tab/>4</text:a></text:p>
          <text:p text:style-name="P30"><text:a xlink:type="simple" xlink:href="#1.1.Recupero dei dati del software Periferico 2.x|outline">1.1 Recupero dei dati del software Periferico 2.x<text:tab/>4</text:a></text:p>
          <text:p text:style-name="P30"><text:a xlink:type="simple" xlink:href="#1.2.Installazione del sistema operativo e del software Periferico 3.x|outline">1.2 Installazione del sistema operativo e del software Periferico 3.x<text:tab/>4</text:a></text:p>
          <text:p text:style-name="P30"><text:a xlink:type="simple" xlink:href="#1.3.Configurazione del software Periferico 3.x|outline">1.3 Configurazione del software Periferico 3.x<text:tab/>5</text:a></text:p>
          <text:p text:style-name="P21"><text:a xlink:type="simple" xlink:href="#1.3.1.Copia della configurazione|outline">1.3.1 Copia della configurazione<text:tab/>6</text:a></text:p>
        </text:index-body>
      </text:table-of-content>
      <text:p text:style-name="P20"/>
      <text:h text:style-name="P22" text:outline-level="1">ISTRUZIONI PER L'INSTALLAZIONE DI NUOVI PC CON SOFTWARE PERIFERICO 3.x</text:h>
      <text:p text:style-name="Text_20_body">Il presente manuale descrive le operazioni fondamentali da eseguire per installare il software Periferico, versione 3.x, su un nuovo PC recuperando i dati e le configurazioni del software Periferico 2.x dal PC che deve essere sostituito.</text:p>
      <text:h text:style-name="Heading_20_2" text:outline-level="2">Recupero dei dati del software Periferico 2.x</text:h>
      <text:p text:style-name="Text_20_body">Per salvare i dati acquisiti dal software Periferico 2.x sul vecchio PC che deve essere dismesso, procedere come segue:</text:p>
      <text:list xml:id="list1963199396" text:style-name="L1">
        <text:list-item>
          <text:p text:style-name="P23">Effettuare il polling della stazione in oggetto dal COP di appartenenza, in modo da essere sicuri che tutte le medie orarie siano state scaricate ed inserite nelle banche dati.</text:p>
        </text:list-item>
        <text:list-item>
          <text:p text:style-name="P23">Effettuare il login sulla stazione con l'utente <text:span text:style-name="T1">root</text:span>, password: <text:span text:style-name="T1">Rootroot</text:span></text:p>
        </text:list-item>
        <text:list-item>
          <text:p text:style-name="P23">Arrestare l'esecuzione del software Periferico con il comando: <text:span text:style-name="T1">/etc/init.d/periferico stop</text:span></text:p>
        </text:list-item>
        <text:list-item>
          <text:p text:style-name="P23">Salvare il contenuto della cartella <text:span text:style-name="T1">/usr/local/aria/monitoraggio/periferico/bin/DATA</text:span>: questa cartella contiene gli ultimi 12 mesi di medie orarie e gli ultimi 3 mesi di dati istantanei. Le medie orarie, se già scaricate al punto 1), sono comunque anche presenti nella banca dati centrale, i dati istantanei, invece, sono presenti solo sulla stazione. Si consiglia di effettuare il salvataggio su un supporto USB esterno, avendo cura di identificare le informazioni salvate con il nome della stazione, in quanto esso non è contenuto né nei file né nella cartella da salvare.</text:p>
        </text:list-item>
        <text:list-item>
          <text:p text:style-name="P23">Salvare il contenuto della cartella <text:span text:style-name="T1">/usr/local/aria/monitoraggio/periferico/bin/config/</text:span>: questa cartella contiene la configurazione della stazione. Un backup della configurazione di stazione è anche presente sul COP di appartenenza. Si consiglia di effettuare il salvataggio su un supporto USB esterno, avendo cura di identificare le informazioni salvate con il nome della stazione, in quanto esso non è contenuto né nei file né nella cartella da salvare.</text:p>
        </text:list-item>
      </text:list>
      <text:h text:style-name="Heading_20_2" text:outline-level="2">Installazione del sistema operativo e del software Periferico 3.x</text:h>
      <text:p text:style-name="Text_20_body">Per l'installazione del sistema operativo e del software Periferico 3.x occorre utilizzare il CD di AriaLinux, fornito da CSI Piemonte. Tale CD consente di installare in modo semi automatico sia il sistema operativo Linux che il software Periferico 3.x. Per la configurazione di rete e la configurazione della scheda video (nel caso in cui ciò si renda necessario) sono richieste conoscenze informatiche di base del sistema operativo Linux.</text:p>
      <text:list xml:id="list979378719" text:style-name="L2">
        <text:list-item>
          <text:p text:style-name="P25">Effettuare il boot del nuovo PC dal lettore CD</text:p>
        </text:list-item>
        <text:list-item>
          <text:p text:style-name="P25">Inizialmente compare una schermata che inizia con la scritta <text:span text:style-name="T1">System Rescue CD</text:span> (in rosso), al fondo della schermata compare <text:span text:style-name="T1">boot:</text:span> premere <text:span text:style-name="T1">Invio</text:span> oppure attendere circa 30 secondi che il processo di boot abbia inizio.</text:p>
        </text:list-item>
        <text:list-item>
          <text:p text:style-name="P25">Pochi secondi dopo l'inizio del boot compare la scritta: <text:span text:style-name="T1">&lt;&lt; Load keymap (Enter for default)</text:span>: a questo punto se il layout della tastiera del PC è quello italiano scrivere <text:span text:style-name="T1">it</text:span> e poi premere <text:span text:style-name="T1">Invio</text:span> (in caso contrario scrivere la sigla o il numero corrispondente al layout di tastiera).</text:p>
        </text:list-item>
        <text:list-item>
          <text:p text:style-name="P25">Finito il boot compare il prompt di System Rescue CD: “<text:a xlink:type="simple" xlink:href="mailto:root@sysresccd"><text:span text:style-name="T1">root@sysresccd</text:span></text:a><text:span text:style-name="T1"> /root %</text:span>” scrivere il comando <text:span text:style-name="T1">arialinux</text:span> e premere <text:span text:style-name="T1">Invio</text:span>.</text:p>
        </text:list-item>
        <text:list-item>
          <text:p text:style-name="P25">Compare un menu dal titolo “<text:span text:style-name="T1">Installazione AriaLinux</text:span>” dove la riga “<text:span text:style-name="T1">Procedere con l'installazione di AriaLinux</text:span>” dovrebbe essere già selezionata; in caso contrario selezionarla, premere “<text:span text:style-name="T1">Invio</text:span>” per iniziare l'installazione.</text:p>
        </text:list-item>
        <text:list-item>
          <text:p text:style-name="P25">Compare un menu dal titolo “<text:span text:style-name="T1">Autorilevamento dischi</text:span>” dove occorre selezionare l'hard disk su cui effettuare l'installazione, poi selezionare “<text:span text:style-name="T1">OK</text:span>” e premere <text:span text:style-name="T1">Invio</text:span>. Successivamente appare un messaggio <text:soft-page-break/>di conferma su cui si deve selezionare “<text:span text:style-name="T1">Yes</text:span>” per continuare.</text:p>
        </text:list-item>
        <text:list-item>
          <text:p text:style-name="P25">Al termine dell'installazione compare un messaggio dal titolo “<text:span text:style-name="T1">Stato installazione</text:span>” che richiede di rimuovere il CD appena possibile durante il riavvio della macchina. Premere “<text:span text:style-name="T1">OK</text:span>”, poi ricompare il menu del punto 5) “<text:span text:style-name="T1">Installazione AriaLinux</text:span>”: selezionare la riga “<text:span text:style-name="T1">Riavviare il sistema</text:span>” e premere <text:span text:style-name="T1">Invio</text:span>.</text:p>
        </text:list-item>
        <text:list-item>
          <text:p text:style-name="P25">Al riavvio, dopo il boot del sistema operativo, dovrebbe apparire il login grafico con scritto “<text:span text:style-name="T1">Stazione: arialinux</text:span>” e con il simbolo del CSI Piemonte. In caso contrario sarà necessario, nei passi successivi, effettuare anche la configurazione della scheda video.</text:p>
        </text:list-item>
        <text:list-item>
          <text:p text:style-name="P25">Premere <text:span text:style-name="T1">ctrl-Alt-F1</text:span>, in modo da ottenere la schermata con il login testuale. Effettuare il login con l'utente <text:span text:style-name="T1">periferico</text:span>, password: <text:span text:style-name="T1">srqadmin</text:span>.</text:p>
        </text:list-item>
        <text:list-item>
          <text:p text:style-name="P25">Eseguire il comando <text:span text:style-name="T1">sudo setup.sh</text:span>: esso visualizza un menu dal titolo “<text:span text:style-name="T1">Menu principale</text:span>” che consente di effettuare la configurazione della rete e di X Windows; se viene richiesta una password usare quella dell'utente <text:span text:style-name="T1">periferico.</text:span></text:p>
        </text:list-item>
        <text:list-item>
          <text:p text:style-name="P25">Scegliere “<text:span text:style-name="T1">Configurare la rete</text:span>” per effettuare la configurazione di rete. Le operazioni di configurazione della rete comprendono:</text:p>
          <text:list>
            <text:list-item>
              <text:p text:style-name="P25">impostazione del nome della stazione (obbligatorio)</text:p>
            </text:list-item>
            <text:list-item>
              <text:p text:style-name="P25">configurazione della scheda di rete (necessario solo se la stazione è collegata con router o direttamente in LAN); quando si configura la rete effettuare sempre la configurazione di base, effettuare la configurazione del DNS solo nei casi in cui è disponibile un server DNS (in generale non è disponibile per le stazioni collegate con router)</text:p>
            </text:list-item>
            <text:list-item>
              <text:p text:style-name="P25">configurazione del modem (solo per le stazioni collegate con modem);</text:p>
            </text:list-item>
            <text:list-item>
              <text:p text:style-name="P25">impostazione dell'indirizzo IP del COP (obbligatorio)</text:p>
            </text:list-item>
            <text:list-item>
              <text:p text:style-name="P25">configurazione del DNS dinamico: questa operazione è da effettuare solo nel caso in cui la stazione sia collegata tramite GPRS/UMTS, inoltre l'operazione deve essere effettuata in un secondo momento, dopo aver verificato che la stazione si sia già collegata ad internet; è necessario avere un account su <text:a xlink:type="simple" xlink:href="http://www.no-ip.com/"><text:span text:style-name="T1">http://www.no-ip.com/</text:span></text:a></text:p>
            </text:list-item>
            <text:list-item>
              <text:p text:style-name="P24">quando si esce dal menu della configurazione di rete viene richiesto se salvare la nuova configurazione: rispondere “<text:span text:style-name="T1">Si</text:span>” se si intende salvare e attivare la configurazione appena effettuata</text:p>
            </text:list-item>
          </text:list>
        </text:list-item>
        <text:list-item>
          <text:p text:style-name="P24">Ritornati al “<text:span text:style-name="T1">Menu principale</text:span>”, se è necessario (ovvero se X Windows non è funzionante), eseguire la “<text:span text:style-name="T1">Configurazione X Windows</text:span>”. Si consiglia di utilizzare la procedura di configurazione X di Ubuntu, qualora questa non funzionasse con la propria scheda video, utilizzare una configurazione predefinita con driver VESA.</text:p>
        </text:list-item>
        <text:list-item>
          <text:p text:style-name="P24">Riavviare la macchina con il comando <text:span text:style-name="T1">sudo reboot</text:span>. Al riavvio dovrebbe apparire la schermata di login grafico, effettuare il login con l'utente <text:span text:style-name="T1">srqauser</text:span>, password <text:span text:style-name="T1">srqapwd</text:span>.</text:p>
        </text:list-item>
        <text:list-item>
          <text:p text:style-name="P24">Effettuato il login dovrebbe aprirsi automaticamente il browser Mozilla Firefox con la pagina di login dell'interfaccia web del software Periferico 3.x. Effettuare il login, inserendo la password <text:span text:style-name="T1">pwdrw </text:span>(nota: non si deve scrivere alcun nome utente). A questo punto il software Periferico 3.x è attivo, ma privo di configurazione: essa dovrà essere effettuata usando l'interfaccia web del software.</text:p>
        </text:list-item>
      </text:list>
      <text:h text:style-name="Heading_20_2" text:outline-level="2">Configurazione del software Periferico 3.x</text:h>
      <text:p text:style-name="P26">In generale, la configurazione del software Periferico 3.x deve essere effettuata utilizzando l'interfaccia web del software stesso; tale operazione può essere effettuata in locale (vedere il punto 14. del capitolo precedente) oppure da remoto tramite un browser connesso all'indirizzo:</text:p>
      <text:p text:style-name="P27">http://stazione:porta/</text:p>
      <text:p text:style-name="Text_20_body">dove <text:span text:style-name="T1">stazione</text:span> è l'indirizzo IP o il nome host della stazione e <text:span text:style-name="T1">porta</text:span> è la porta a cui risponde l'interfaccia web del software Periferico (normalmente <text:span text:style-name="T1">porta</text:span> vale <text:span text:style-name="T1">55000</text:span>, salvo diversa configurazione effettuata in fase di installazione).</text:p>
      <text:p text:style-name="Text_20_body"><text:soft-page-break/>Per effettuare la configurazione del software Periferico occorre essere in possesso delle seguenti informazioni:</text:p>
      <text:list xml:id="list1131150223" text:style-name="L3">
        <text:list-item>
          <text:p text:style-name="P28">anagrafica della stazione</text:p>
        </text:list-item>
        <text:list-item>
          <text:p text:style-name="P28">informazioni per la connessione al COP (opzionali)</text:p>
        </text:list-item>
        <text:list-item>
          <text:p text:style-name="P28">informazioni relative agli allarmi di cabina (livello alto o basso del segnale per gli allarmi digitali, soglie per gli allarmi analogici)</text:p>
        </text:list-item>
        <text:list-item>
          <text:p text:style-name="P28">informazioni relative agli analizzatori (anagrafica, tipologia, elementi analizzati, zero e fondo scala, soglie di prevalidazione, tipo di allarme, ecc.)</text:p>
        </text:list-item>
        <text:list-item>
          <text:p text:style-name="P28">informazioni relative al collegamento tra gli analizzatori e le schede di acquisizione: per ciascun canale di ogni analizzatore bisogna sapere su quale canale della scheda è stato collegato.</text:p>
        </text:list-item>
      </text:list>
      <text:p text:style-name="Text_20_body">Sostanzialmente, la configurazione del software Periferico 3.x può essere fatta a partire da zero da un tecnico non informatico, usando l'interfaccia web, purché egli sia a conoscenza di tutte le informazioni relative alla strumentazione di cabina.</text:p>
      <text:p text:style-name="Text_20_body">Nota: tutte le pagine dell'interfaccia web del software Periferico 3.x sono dotate di help online, per cui basta premere il pulsante con il punto interrogativo su sfondo blu per ottenere tutte le informazioni relative ai campi da compilare nella pagina corrente.</text:p>
      <text:p text:style-name="Text_20_body">Nota: prima di procedere ad effettuare la configurazione iniziale del software Periferico 3.x, richiedere al COP di effettuare un polling alla stazione, in modo che venga inviata alla stazione la configurazione comune a tutta la rete. Essa contiene i nomi dei parametri, degli allarmi e delle unità di misura da utilizzare nella configurazione della stazione.</text:p>
      <text:p text:style-name="Text_20_body"><text:span text:style-name="T2">Volendo, invece, copiare la configurazione di un vecchio PC con il Periferico 2.x su un nuovo PC con il Periferico 3.x si può procedere nel modo descritto di seguito.</text:span></text:p>
      <text:h text:style-name="Heading_20_3" text:outline-level="3"><text:span text:style-name="T2">Copia della configurazione</text:span></text:h>
      <text:p text:style-name="Text_20_body">Prima di recarsi presso la stazione di misura in cui sostituire il PC, visualizzare l'interfaccia utente del software Periferico 2.x, aprire la sezione di configurazione (premere il pulsante “Configura”) e poi, ad una ad una, visualizzare tutte le pagine della sezione di configurazione e stamparle.</text:p>
      <text:p text:style-name="Text_20_body">Quando ci si reca presso la stazione di misura, utilizzare le informazioni stampate precedentemente per effettuare la configurazione del software Periferico 3.x.</text:p>
      <text:p text:style-name="Text_20_body"><text:span text:style-name="T2">Nota: se si preferisce, è possibile salvare le schermate della sezione di configurazione del Periferico 2.x come immagini, copiarle su una chiavetta USB e poi visualizzarle sul nuovo PC della stazione di misura al momento di effettuare la configurazione del software Periferico 3.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cm" fo:margin-right="0cm" fo:margin-top="0cm" fo:margin-bottom="0.212cm" fo:text-align="justify" style:justify-single-word="false" fo:text-indent="0cm" style:auto-text-indent="false"/>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font-variant="normal" fo:text-transform="none" style:font-name="Times New Roman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1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text-indent="0cm" style:auto-text-indent="true" style:page-number="auto" fo:background-color="transparent" style:shadow="none">
        <style:tab-stops/>
        <style:background-image/>
      </style:paragraph-properties>
      <style:text-properties style:font-name="Times New Roman2" fo:font-size="11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rpo_20_del_20_testo_20_3" style:display-name="Corpo del testo 3" style:family="paragraph" style:parent-style-name="Standard">
      <style:paragraph-properties fo:margin-top="0cm" fo:margin-bottom="0.212cm" fo:text-align="justify" style:justify-single-word="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0z0" style:family="text">
      <style:text-properties fo:font-style="normal" fo:font-weight="normal" style:font-style-asian="normal" style:font-weight-asian="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format="1" text:display-levels="2">
        <style:list-level-properties text:space-before="0.501cm" text:min-label-width="0.499cm"/>
      </text:list-level-style-number>
      <text:list-level-style-number text:level="3" text:style-name="Numbering_20_Symbols" style:num-format="1" text:display-levels="3">
        <style:list-level-properties text:space-before="1cm" text:min-label-width="0.499cm"/>
      </text:list-level-style-number>
      <text:list-level-style-number text:level="4" text:style-name="Numbering_20_Symbols" style:num-format="1" text:display-levels="4">
        <style:list-level-properties text:space-before="1.501cm" text:min-label-width="0.499cm"/>
      </text:list-level-style-number>
      <text:list-level-style-number text:level="5" text:style-name="Numbering_20_Symbols" style:num-format="1" text:display-levels="5">
        <style:list-level-properties text:space-before="2cm" text:min-label-width="0.499cm"/>
      </text:list-level-style-number>
      <text:list-level-style-number text:level="6" text:style-name="Numbering_20_Symbols" style:num-format="1" text:display-levels="6">
        <style:list-level-properties text:space-before="2.501cm" text:min-label-width="0.499cm"/>
      </text:list-level-style-number>
      <text:list-level-style-number text:level="7" text:style-name="Numbering_20_Symbols" style:num-format="1" text:display-levels="7">
        <style:list-level-properties text:space-before="3.001cm" text:min-label-width="0.499cm"/>
      </text:list-level-style-number>
      <text:list-level-style-number text:level="8" text:style-name="Numbering_20_Symbols" style:num-format="1" text:display-levels="8">
        <style:list-level-properties text:space-before="3.502cm" text:min-label-width="0.499cm"/>
      </text:list-level-style-number>
      <text:list-level-style-number text:level="9" text:style-name="Numbering_20_Symbols" style:num-format="1" text:display-levels="9">
        <style:list-level-properties text:space-before="4.001cm" text:min-label-width="0.499cm"/>
      </text:list-level-style-number>
      <text:list-level-style-number text:level="10" text:style-name="Numbering_20_Symbols"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fo:font-family="'Courier New'" style:font-family-generic="modern" style:font-pitch="fixed"/>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fo:font-family="'Courier New'" style:font-family-generic="modern" style:font-pitch="fixed"/>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fo:font-family="'Courier New'" style:font-family-generic="modern" style:font-pitch="fixed"/>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fo:font-family="'Courier New'" style:font-family-generic="modern" style:font-pitch="fixed"/>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fo:font-family="'Courier New'" style:font-family-generic="modern" style:font-pitch="fixed"/>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fo:font-family="'Courier New'" style:font-family-generic="modern" style:font-pitch="fixed"/>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Zeichenformat" style:num-suffix="." text:bullet-char="">
        <style:list-level-properties text:space-before="0.635cm" text:min-label-width="0.635cm"/>
        <style:text-properties style:font-name="Wingdings"/>
      </text:list-level-style-bullet>
      <text:list-level-style-bullet text:level="2" text:style-name="Zeichenformat" style:num-suffix="." text:bullet-char="o">
        <style:list-level-properties text:space-before="1.905cm" text:min-label-width="0.635cm"/>
        <style:text-properties fo:font-family="'Courier New'" style:font-family-generic="modern" style:font-pitch="fixed"/>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fo:font-family="'Courier New'" style:font-family-generic="modern" style:font-pitch="fixed"/>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fo:font-family="'Courier New'" style:font-family-generic="modern" style:font-pitch="fixed"/>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Zeichenformat" style:num-suffix="." text:bullet-char="-">
        <style:list-level-properties text:space-before="0.635cm" text:min-label-width="0.635cm"/>
        <style:text-properties style:font-name="Times New Roman"/>
      </text:list-level-style-bullet>
      <text:list-level-style-bullet text:level="2" text:style-name="Zeichenformat" style:num-suffix="." text:bullet-char="o">
        <style:list-level-properties text:space-before="1.905cm" text:min-label-width="0.635cm"/>
        <style:text-properties fo:font-family="'Courier New'" style:font-family-generic="modern" style:font-pitch="fixed"/>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fo:font-family="'Courier New'" style:font-family-generic="modern" style:font-pitch="fixed"/>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fo:font-family="'Courier New'" style:font-family-generic="modern" style:font-pitch="fixed"/>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number text:level="1" text:style-name="WW8Num10z0" style:num-suffix=")" style:num-format="a" style:num-letter-sync="true">
        <style:list-level-properties text:min-label-width="0.596cm"/>
      </text:list-level-style-number>
      <text:list-level-style-number text:level="2" style:num-suffix="." style:num-format="a" style:num-letter-sync="true">
        <style:list-level-properties text:min-label-width="0.635cm"/>
      </text:list-level-style-number>
      <text:list-level-style-number text:level="3" style:num-suffix="." style:num-format="i">
        <style:list-level-properties text:min-label-width="1.905cm" text:min-label-distance="0.318cm" fo:text-align="end"/>
      </text:list-level-style-number>
      <text:list-level-style-number text:level="4" style:num-suffix="." style:num-format="1">
        <style:list-level-properties text:space-before="2.54cm" text:min-label-width="0.635cm"/>
      </text:list-level-style-number>
      <text:list-level-style-number text:level="5" style:num-suffix="." style:num-format="a" style:num-letter-sync="true">
        <style:list-level-properties text:space-before="3.81cm" text:min-label-width="0.635cm"/>
      </text:list-level-style-number>
      <text:list-level-style-number text:level="6" style:num-suffix="." style:num-format="i">
        <style:list-level-properties text:min-label-width="5.715cm" text:min-label-distance="0.318cm" fo:text-align="end"/>
      </text:list-level-style-number>
      <text:list-level-style-number text:level="7" style:num-suffix="." style:num-format="1">
        <style:list-level-properties text:space-before="6.35cm" text:min-label-width="0.635cm"/>
      </text:list-level-style-number>
      <text:list-level-style-number text:level="8" style:num-suffix="." style:num-format="a" style:num-letter-sync="true">
        <style:list-level-properties text:space-before="7.62cm" text:min-label-width="0.635cm"/>
      </text:list-level-style-number>
      <text:list-level-style-number text:level="9" style:num-suffix="." style:num-format="i">
        <style:list-level-properties text:min-label-width="9.52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Intestazione" style:family="table">
      <style:table-properties style:width="17.501cm" table:align="margins"/>
    </style:style>
    <style:style style:name="Intestazione.A" style:family="table-column">
      <style:table-column-properties style:column-width="4.157cm" style:rel-column-width="15567*"/>
    </style:style>
    <style:style style:name="Intestazione.B" style:family="table-column">
      <style:table-column-properties style:column-width="8.387cm" style:rel-column-width="31406*"/>
    </style:style>
    <style:style style:name="Intestazione.C" style:family="table-column">
      <style:table-column-properties style:column-width="4.957cm" style:rel-column-width="18562*"/>
    </style:style>
    <style:style style:name="Intestazione.A1" style:family="table-cell">
      <style:table-cell-properties style:vertical-align="middle" fo:padding="0.049cm" fo:border-left="0.035cm solid #000000" fo:border-right="none" fo:border-top="0.035cm solid #000000" fo:border-bottom="0.035cm solid #000000"/>
    </style:style>
    <style:style style:name="Intestazione.B1" style:family="table-cell">
      <style:table-cell-properties style:vertical-align="middle" fo:padding="0.049cm" fo:border-left="0.018cm solid #000000" fo:border-right="none" fo:border-top="0.035cm solid #000000" fo:border-bottom="0.035cm solid #000000"/>
    </style:style>
    <style:style style:name="Intestazione.C1" style:family="table-cell">
      <style:table-cell-properties style:vertical-align="middle" fo:padding="0.049cm" fo:border-left="0.018cm solid #000000" fo:border-right="0.035cm solid #000000" fo:border-top="0.035cm solid #000000" fo:border-bottom="0.035cm solid #000000"/>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center" style:justify-single-word="false"/>
      <style:text-properties fo:font-size="8pt" style:font-size-asian="8pt" style:font-size-complex="8pt"/>
    </style:style>
    <style:style style:name="MP3" style:family="paragraph" style:parent-style-name="Table_20_Contents">
      <style:paragraph-properties fo:text-align="center"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MP4" style:family="paragraph" style:parent-style-name="Header">
      <style:paragraph-properties fo:text-align="center" style:justify-single-word="false"/>
      <style:text-properties fo:font-size="6pt" style:font-size-asian="6pt" style:font-size-complex="6pt"/>
    </style:style>
    <style:style style:name="MP5" style:family="paragraph" style:parent-style-name="Footer">
      <style:text-properties fo:font-size="9pt" style:font-size-asian="9pt" style:font-size-complex="9pt"/>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3cm" fo:margin-bottom="1.3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Intestazione" table:style-name="Intestazione">
          <table:table-column table:style-name="Intestazione.A"/>
          <table:table-column table:style-name="Intestazione.B"/>
          <table:table-column table:style-name="Intestazione.C"/>
          <table:table-row>
            <table:table-cell table:style-name="Intestazione.A1" office:value-type="string">
              <text:p text:style-name="MP1"><draw:frame draw:style-name="Mfr1" draw:name="immagini1" text:anchor-type="as-char" svg:width="3.535cm" svg:height="0.725cm" draw:z-index="5"><draw:image xlink:href="Pictures/10000000000002D000000094F3791688.jpg" xlink:type="simple" xlink:show="embed" xlink:actuate="onLoad"/></draw:frame></text:p>
            </table:table-cell>
            <table:table-cell table:style-name="Intestazione.B1" office:value-type="string">
              <text:p text:style-name="MP2">SISTEMA REGIONALE QUALITÀ DELL'ARIA</text:p>
              <text:p text:style-name="MP3">INSTALLAZIONE PERIFERICO 3.x</text:p>
            </table:table-cell>
            <table:table-cell table:style-name="Intestazione.C1" office:value-type="string">
              <text:p text:style-name="MP2"><text:file-name text:display="name">SRQA_PC_install</text:file-name></text:p>
              <text:p text:style-name="MP2">Vers. 1.0.0</text:p>
              <text:p text:style-name="MP2">Pag. <text:page-number text:select-page="current">5</text:page-number> di <text:page-count>6</text:page-count></text:p>
            </table:table-cell>
          </table:table-row>
        </table:table>
        <text:p text:style-name="MP4"/>
      </style:header>
      <style:footer>
        <text:p text:style-name="MP5"><text:file-name text:display="name-and-extension">SRQA_PC_install.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10-09-27T11:52:10</meta:creation-date>
    <meta:editing-cycles>6</meta:editing-cycles>
    <meta:editing-duration>PT02H20M10S</meta:editing-duration>
    <meta:initial-creator>Pierfrancesco Vallosio</meta:initial-creator>
    <dc:date>2010-09-27T14:12:18</dc:date>
    <dc:creator>Pierfrancesco Vallosio</dc:creator>
    <meta:document-statistic meta:table-count="3" meta:image-count="1" meta:object-count="0" meta:page-count="6" meta:paragraph-count="95" meta:word-count="1587" meta:character-count="10499"/>
    <meta:user-defined meta:name="Info 1"/>
    <meta:user-defined meta:name="Info 2"/>
    <meta:user-defined meta:name="Info 3"/>
    <meta:user-defined meta:name="Info 4"/>
  </office:meta>
</office:document-meta>
</file>